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9b04" officeooo:paragraph-rsid="0045048b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de84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3104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5048b"/>
    </style:style>
    <style:style style:name="P10" style:family="paragraph" style:parent-style-name="Text_20_body">
      <style:paragraph-properties fo:text-align="end" style:justify-single-word="false"/>
      <style:text-properties officeooo:paragraph-rsid="003de84d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5fe65" style:font-size-asian="6pt" style:font-size-complex="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text-properties style:font-name="BetecknaLowerCase1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440516" style:font-size-complex="10pt"/>
    </style:style>
    <style:style style:name="T6" style:family="text">
      <style:text-properties fo:text-transform="lowercase" fo:font-size="48pt" officeooo:rsid="00440516" style:font-size-asian="48pt" style:font-size-complex="48pt"/>
    </style:style>
    <style:style style:name="T7" style:family="text">
      <style:text-properties fo:text-transform="lowercase" officeooo:rsid="00440516" style:font-size-complex="2pt"/>
    </style:style>
    <style:style style:name="T8" style:family="text">
      <style:text-properties fo:text-transform="lowercase" fo:font-size="6pt" officeooo:rsid="003de84d" style:font-size-asian="6pt" style:font-size-complex="6pt"/>
    </style:style>
    <style:style style:name="T9" style:family="text">
      <style:text-properties officeooo:rsid="00413104"/>
    </style:style>
    <style:style style:name="T10" style:family="text">
      <style:text-properties officeooo:rsid="00439b04"/>
    </style:style>
    <style:style style:name="T11" style:family="text">
      <style:text-properties officeooo:rsid="001a7abf"/>
    </style:style>
    <style:style style:name="T12" style:family="text">
      <style:text-properties officeooo:rsid="001f5956"/>
    </style:style>
    <style:style style:name="T13" style:family="text">
      <style:text-properties style:font-name="FreeSans1"/>
    </style:style>
    <style:style style:name="T14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0.237cm" svg:height="0.579cm" svg:x="2.452cm" svg:y="4.055cm">
        <draw:text-box>
          <text:p><text:span text:style-name="T13">1</text:span></text:p>
        </draw:text-box>
      </draw:frame>
      <draw:path text:anchor-type="page" text:anchor-page-number="1" draw:z-index="1" draw:style-name="gr2" draw:text-style-name="P13" svg:width="1.498cm" svg:height="2.077cm" draw:transform="rotate (0.313635666583381) translate (2.38785396855605cm 4.60812443139022cm)" svg:viewBox="0 0 1499 2078" svg:d="M1120 2078c-1737-76-1331-2552 379-1997">
        <text:p/>
      </draw:path>
      <draw:path text:anchor-type="page" text:anchor-page-number="1" draw:z-index="2" draw:style-name="gr3" draw:text-style-name="P13" svg:width="1.098cm" svg:height="1.717cm" draw:transform="rotate (0.313635666583381) translate (3.51132255382587cm 4.61791954256214cm)" svg:viewBox="0 0 1099 1718" svg:d="M0 1717c1062 53 1381-1542 841-1717">
        <text:p/>
      </draw:path>
      <draw:path text:anchor-type="page" text:anchor-page-number="1" draw:z-index="4" draw:style-name="gr5" draw:text-style-name="P13" svg:width="0.461cm" svg:height="0.309cm" draw:transform="skewX (0.00191986217719371) rotate (-2.07135675626687) translate (3.34388144801689cm 3.44521521198615cm)" svg:viewBox="0 0 462 310" svg:d="M433 131c-383 554-757-383 29-62">
        <text:p/>
      </draw:path>
      <draw:frame text:anchor-type="page" text:anchor-page-number="1" draw:z-index="5" draw:style-name="gr1" draw:text-style-name="P12" svg:width="0.287cm" svg:height="0.579cm" svg:x="2.605cm" svg:y="2.849cm">
        <draw:text-box>
          <text:p><text:span text:style-name="T13">2</text:span></text:p>
        </draw:text-box>
      </draw:frame>
      <draw:path text:anchor-type="page" text:anchor-page-number="1" draw:z-index="6" draw:style-name="gr5" draw:text-style-name="P13" svg:width="0.461cm" svg:height="0.309cm" draw:transform="skewX (0.00191986217719371) rotate (-2.07135675626687) translate (4.19407589246129cm 3.44521521198615cm)" svg:viewBox="0 0 462 310" svg:d="M433 131c-383 554-757-383 29-62">
        <text:p/>
      </draw:path>
      <draw:frame text:anchor-type="page" text:anchor-page-number="1" draw:z-index="7" draw:style-name="gr1" draw:text-style-name="P12" svg:width="0.287cm" svg:height="0.579cm" svg:x="3.464cm" svg:y="2.849cm">
        <draw:text-box>
          <text:p><text:span text:style-name="T13">3</text:span></text:p>
        </draw:text-box>
      </draw:frame>
      <draw:frame text:anchor-type="page" text:anchor-page-number="1" draw:z-index="8" draw:style-name="gr6" draw:text-style-name="P15" svg:width="3.925cm" svg:height="6.111cm" svg:x="1.903cm" svg:y="1.579cm">
        <draw:text-box>
          <text:p><text:span text:style-name="T14">ö</text:span></text:p>
        </draw:text-box>
      </draw:frame>
      <text:p text:style-name="P4">LATIN <text:span text:style-name="T3">SMALL</text:span> LETTER <text:span text:style-name="T9">O WITH DIAERESIS</text:span></text:p>
      <text:p text:style-name="P5">Das <text:span text:style-name="T3">kleine</text:span> <text:span text:style-name="T10">Ö</text:span></text:p>
      <text:p text:style-name="P1"/>
      <text:p text:style-name="P2"><draw:custom-shape text:anchor-type="paragraph" draw:z-index="3" draw:style-name="gr4" draw:text-style-name="P14" svg:width="0.597cm" svg:height="0.597cm" svg:x="1.06cm" svg:y="0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öffentlich<text:span text:style-name="T11"> </text:span><text:span text:style-name="T2">•</text:span><text:span text:style-name="T11"> öffnen </text:span><text:span text:style-name="T2">•</text:span><text:span text:style-name="T11"> ökonomisch </text:span><text:span text:style-name="T2">•</text:span><text:span text:style-name="T11"> ökologisch</text:span></text:p>
      <text:p text:style-name="P10"><text:span text:style-name="Outline_5f_very_5f_large"><text:span text:style-name="T5">öööööö</text:span></text:span></text:p>
      <text:p text:style-name="P3"><text:span text:style-name="Outline_5f_large"><text:span text:style-name="T6">ööööööööööööööööö</text:span></text:span><text:span text:style-name="Outline_5f_large"><text:span text:style-name="T8"> </text:span></text:span></text:p>
      <text:p text:style-name="P6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9"><text:span text:style-name="Outline"><text:span text:style-name="T7">ööööööööööööööööööööööööööööööööööö</text:span></text:span></text:p>
      <text:p text:style-name="P8"><draw:line text:anchor-type="paragraph" draw:z-index="9" draw:style-name="gr7" draw:text-style-name="P14" svg:x1="0cm" svg:y1="0.319cm" svg:x2="17cm" svg:y2="0.319cm"><text:p/></draw:line><draw:line text:anchor-type="paragraph" draw:z-index="10" draw:style-name="gr7" draw:text-style-name="P14" svg:x1="0cm" svg:y1="0.72cm" svg:x2="17cm" svg:y2="0.72cm"><text:p/></draw:line><draw:line text:anchor-type="paragraph" draw:z-index="11" draw:style-name="gr7" draw:text-style-name="P14" svg:x1="0cm" svg:y1="0.921cm" svg:x2="17cm" svg:y2="0.921cm"><text:p/></draw:line><draw:line text:anchor-type="paragraph" draw:z-index="12" draw:style-name="gr7" draw:text-style-name="P14" svg:x1="0cm" svg:y1="0.52cm" svg:x2="17cm" svg:y2="0.52cm"><text:p/></draw:line><text:span text:style-name="Outline"><text:span text:style-name="T4">ö</text:span></text:span></text:p>
      <text:p text:style-name="P7"><draw:line text:anchor-type="paragraph" draw:z-index="13" draw:style-name="gr7" draw:text-style-name="P14" svg:x1="0cm" svg:y1="0.319cm" svg:x2="17cm" svg:y2="0.319cm"><text:p/></draw:line><draw:line text:anchor-type="paragraph" draw:z-index="14" draw:style-name="gr7" draw:text-style-name="P14" svg:x1="0cm" svg:y1="0.921cm" svg:x2="17cm" svg:y2="0.921cm"><text:p/></draw:line><text:span text:style-name="Outline"><text:span text:style-name="T4">ö</text:span></text:span></text:p>
      <text:p text:style-name="P11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9:02.774806222</dc:date>
    <dc:creator>Stephan Kreutzer</dc:creator>
    <meta:editing-duration>PT2H48M14S</meta:editing-duration>
    <meta:editing-cycles>6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740" meta:non-whitespace-character-count="710"/>
  </office:meta>
</office:document-meta>
</file>